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mbria" svg:font-family="Cambria"/>
    <style:font-face style:name="Droid Serif" svg:font-family="Droid Serif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text-indent="0cm" fo:line-height="115%" fo:margin-lef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Heading_20_2">
      <style:paragraph-properties fo:break-before="auto" fo:line-height="115%" style:writing-mode="lr-tb"/>
    </style:style>
    <style:style style:name="T3_1" style:family="text">
      <style:text-properties fo:font-size="14pt" style:font-size-asian="14pt" style:font-size-complex="14pt"/>
    </style:style>
    <style:style style:name="T3_2" style:family="text">
      <style:text-properties fo:font-size="14pt" style:font-size-asian="14pt" style:font-size-complex="14pt"/>
    </style:style>
    <style:style style:name="P4" style:family="paragraph" style:parent-style-name="Heading_20_3">
      <style:paragraph-properties fo:break-before="auto" fo:line-height="115%" style:writing-mode="lr-tb"/>
    </style:style>
    <style:style style:name="T4_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2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3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4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5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6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7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8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9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10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1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12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13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14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15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16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17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18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19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20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2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22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23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24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25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26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27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28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29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30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3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32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33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34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35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36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37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38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39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40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4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42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43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44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45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46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47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48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49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50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5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52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53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54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55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56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57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58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59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60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6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62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63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64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65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66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67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68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4_69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P5" style:family="paragraph" style:parent-style-name="Heading_20_3">
      <style:paragraph-properties fo:break-before="auto" fo:line-height="115%" style:writing-mode="lr-tb"/>
    </style:style>
    <style:style style:name="T5_1" style:family="text">
      <style:text-properties fo:color="#000000" fo:font-size="13pt" style:font-size-asian="13pt" style:font-size-complex="13pt"/>
    </style:style>
    <style:style style:name="T5_2" style:family="text">
      <style:text-properties fo:color="#000000" fo:font-size="13pt" style:font-size-asian="13pt" style:font-size-complex="13pt"/>
    </style:style>
    <style:style style:name="T5_3" style:family="text">
      <style:text-properties fo:color="#000000" fo:font-size="13pt" style:font-size-asian="13pt" style:font-size-complex="13pt"/>
    </style:style>
    <style:style style:name="T5_4" style:family="text"/>
    <style:style style:name="P6" style:family="paragraph" style:parent-style-name="Heading_20_3">
      <style:paragraph-properties fo:break-before="auto" fo:line-height="115%" style:writing-mode="lr-tb"/>
    </style:style>
    <style:style style:name="T6_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6_2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6_3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6_4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6_5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6_6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6_7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6_8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6_9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6_10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6_1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6_12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P7" style:family="paragraph" style:parent-style-name="Heading_20_3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Heading_20_3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T22_2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Heading_20_3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P25" style:family="paragraph" style:parent-style-name="Heading_20_3">
      <style:paragraph-properties fo:break-before="auto" fo:line-height="115%" style:writing-mode="lr-tb"/>
    </style:style>
    <style:style style:name="T25_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2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3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4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5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6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7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8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9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10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1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12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13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14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15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16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17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18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19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20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2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22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23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24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25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26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27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28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29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30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3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32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33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34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35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36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37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38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39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25_40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text-indent="0cm" fo:line-height="115%" fo:margin-lef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P33" style:family="paragraph" style:parent-style-name="Heading_20_1">
      <style:paragraph-properties fo:break-before="auto" fo:line-height="115%" style:writing-mode="lr-tb"/>
    </style:style>
    <style:style style:name="T33_1" style:family="text">
      <style:text-properties fo:font-size="14pt" style:font-size-asian="14pt" style:font-size-complex="14pt"/>
    </style:style>
    <style:style style:name="T33_2" style:family="text">
      <style:text-properties fo:font-size="14pt" style:font-size-asian="14pt" style:font-size-complex="14pt"/>
    </style:style>
    <style:style style:name="T33_3" style:family="text">
      <style:text-properties fo:font-size="14pt" style:font-size-asian="14pt" style:font-size-complex="14pt"/>
    </style:style>
    <style:style style:name="T33_4" style:family="text">
      <style:text-properties fo:font-size="14pt" style:font-size-asian="14pt" style:font-size-complex="14pt"/>
    </style:style>
    <style:style style:name="T33_5" style:family="text">
      <style:text-properties fo:font-size="14pt" style:font-size-asian="14pt" style:font-size-complex="14pt"/>
    </style:style>
    <style:style style:name="T33_6" style:family="text">
      <style:text-properties fo:font-size="14pt" style:font-size-asian="14pt" style:font-size-complex="14pt"/>
    </style:style>
    <style:style style:name="T33_7" style:family="text">
      <style:text-properties fo:font-size="14pt" style:font-size-asian="14pt" style:font-size-complex="14pt"/>
    </style:style>
    <style:style style:name="T33_8" style:family="text">
      <style:text-properties fo:font-size="14pt" style:font-size-asian="14pt" style:font-size-complex="14pt"/>
    </style:style>
    <style:style style:name="P34" style:family="paragraph" style:parent-style-name="Heading_20_3">
      <style:paragraph-properties fo:break-before="auto" fo:line-height="115%" style:writing-mode="lr-tb"/>
    </style:style>
    <style:style style:name="T34_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2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3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4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5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6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7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8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9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10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1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12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13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14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15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16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17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18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19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20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21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T34_22" style:family="text">
      <style:text-properties fo:color="#000000" style:font-name="Cambria" fo:font-size="11pt" style:font-name-asian="Cambria" style:font-size-asian="11pt" style:font-name-complex="Cambria" style:font-size-complex="11pt"/>
    </style:style>
    <style:style style:name="P35" style:family="paragraph" style:parent-style-name="Heading_20_3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Heading_20_3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fo:line-height="115%" fo:margin-top="0cm" fo:margin-bottom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P38" style:family="paragraph" style:parent-style-name="Standard">
      <style:paragraph-properties fo:break-before="auto" fo:text-indent="1.27cm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P39" style:family="paragraph" style:parent-style-name="Heading_20_3">
      <style:paragraph-properties fo:break-before="auto" fo:line-height="115%" style:writing-mode="lr-tb"/>
    </style:style>
    <style:style style:name="P40" style:family="paragraph" style:parent-style-name="Heading_20_3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Heading_20_3">
      <style:paragraph-properties fo:break-before="auto" fo:line-height="115%" style:writing-mode="lr-tb"/>
    </style:style>
    <style:style style:name="P46" style:family="paragraph" style:parent-style-name="Heading_20_3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Heading_20_2">
      <style:paragraph-properties fo:break-before="auto" fo:text-indent="0cm" fo:line-height="115%" fo:margin-left="0cm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Heading_20_3">
      <style:paragraph-properties fo:break-before="auto" fo:line-height="115%" style:writing-mode="lr-tb"/>
    </style:style>
    <style:style style:name="T53_1" style:family="text">
      <style:text-properties fo:font-weight="normal" style:font-weight-asian="normal" style:font-weight-complex="normal"/>
    </style:style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P61" style:family="paragraph" style:parent-style-name="Heading_20_3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Heading_20_3">
      <style:paragraph-properties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Heading_20_3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P72" style:family="paragraph" style:parent-style-name="Standard">
      <style:paragraph-properties fo:break-before="auto" fo:line-height="115%" fo:margin-top="0cm" fo:margin-bottom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</office:automatic-styles>
  <office:body>
    <office:text>
      <text:h text:style-name="P1" text:outline-level="10"><text:bookmark-start text:name="h.dagteixqlipq"/><text:bookmark-end text:name="h.dagteixqlipq"/><text:span text:style-name="T1_1">Atlantic</text:span><text:span text:style-name="T1_2"><text:s/></text:span><text:span text:style-name="T1_3">Facilities</text:span><text:span text:style-name="T1_4"><text:s/></text:span><text:span text:style-name="T1_5">and</text:span><text:span text:style-name="T1_6"><text:s/></text:span><text:span text:style-name="T1_7">Research</text:span><text:span text:style-name="T1_8"><text:s/></text:span><text:span text:style-name="T1_9">Equipment</text:span><text:span text:style-name="T1_10"><text:s/></text:span><text:span text:style-name="T1_11">Database</text:span><text:span text:style-name="T1_12"><text:s/>(</text:span><text:span text:style-name="T1_13">AFRED</text:span><text:span text:style-name="T1_14">)</text:span></text:h>
      <text:p text:style-name="P2"><text:span text:style-name="T2_1">Summary</text:span><text:span text:style-name="T2_2"><text:s/></text:span><text:span text:style-name="T2_3">October</text:span><text:span text:style-name="T2_4"><text:s/>2014</text:span></text:p>
      <text:h text:style-name="P3" text:outline-level="10"><text:bookmark-start text:name="h.g89up2h1k3n9"/><text:bookmark-end text:name="h.g89up2h1k3n9"/><text:span text:style-name="T3_1">Version</text:span><text:span text:style-name="T3_2"><text:s/>1.1<text:s/></text:span></text:h>
      <text:h text:style-name="P4" text:outline-level="10"><text:bookmark-start text:name="h.7g1vjgd5ph68"/><text:bookmark-end text:name="h.7g1vjgd5ph68"/><text:span text:style-name="T4_1">Submission</text:span><text:span text:style-name="T4_2"><text:s/></text:span><text:span text:style-name="T4_3">form</text:span><text:span text:style-name="T4_4"><text:s/></text:span><text:span text:style-name="T4_5">opens</text:span><text:span text:style-name="T4_6"><text:s/></text:span><text:span text:style-name="T4_7">with</text:span><text:span text:style-name="T4_8"><text:s/></text:span><text:span text:style-name="T4_9">the</text:span><text:span text:style-name="T4_10"><text:s/></text:span><text:span text:style-name="T4_11">question</text:span><text:span text:style-name="T4_12">:<text:s/></text:span><text:span text:style-name="T4_13">“</text:span><text:span text:style-name="T4_14">Do</text:span><text:span text:style-name="T4_15"><text:s/></text:span><text:span text:style-name="T4_16">you</text:span><text:span text:style-name="T4_17"><text:s/></text:span><text:span text:style-name="T4_18">have</text:span><text:span text:style-name="T4_19"><text:s/></text:span><text:span text:style-name="T4_20">research</text:span><text:span text:style-name="T4_21"><text:s/></text:span><text:span text:style-name="T4_22">equipment</text:span><text:span text:style-name="T4_23"><text:s/></text:span><text:span text:style-name="T4_24">that</text:span><text:span text:style-name="T4_25"><text:s/></text:span><text:span text:style-name="T4_26">is</text:span><text:span text:style-name="T4_27"><text:s/></text:span><text:span text:style-name="T4_28">available</text:span><text:span text:style-name="T4_29"><text:s/></text:span><text:span text:style-name="T4_30">for</text:span><text:span text:style-name="T4_31"><text:s/></text:span><text:span text:style-name="T4_32">use</text:span><text:span text:style-name="T4_33"><text:s/></text:span><text:span text:style-name="T4_34">by</text:span><text:span text:style-name="T4_35"><text:s/></text:span><text:span text:style-name="T4_36">a</text:span><text:span text:style-name="T4_37"><text:s/></text:span><text:span text:style-name="T4_38">guest</text:span><text:span text:style-name="T4_39"><text:s/></text:span><text:span text:style-name="T4_40">researcher</text:span><text:span text:style-name="T4_41"><text:s/></text:span><text:span text:style-name="T4_42">and</text:span><text:span text:style-name="T4_43">/</text:span><text:span text:style-name="T4_44">or</text:span><text:span text:style-name="T4_45"><text:s/></text:span><text:span text:style-name="T4_46">through</text:span><text:span text:style-name="T4_47"><text:s/></text:span><text:span text:style-name="T4_48">local</text:span><text:span text:style-name="T4_49"><text:s/></text:span><text:span text:style-name="T4_50">operational</text:span><text:span text:style-name="T4_51"><text:s/></text:span><text:span text:style-name="T4_52">support</text:span><text:span text:style-name="T4_53">?”<text:s/></text:span><text:span text:style-name="T4_54">Questions</text:span><text:span text:style-name="T4_55"><text:s/></text:span><text:span text:style-name="T4_56">appear</text:span><text:span text:style-name="T4_57"><text:s/></text:span><text:span text:style-name="T4_58">only</text:span><text:span text:style-name="T4_59"><text:s/></text:span><text:span text:style-name="T4_60">if</text:span><text:span text:style-name="T4_61"><text:s/></text:span><text:span text:style-name="T4_62">the</text:span><text:span text:style-name="T4_63"><text:s/></text:span><text:span text:style-name="T4_64">researcher</text:span><text:span text:style-name="T4_65"><text:s/></text:span><text:span text:style-name="T4_66">selects</text:span><text:span text:style-name="T4_67"><text:s/>“</text:span><text:span text:style-name="T4_68">yes</text:span><text:span text:style-name="T4_69">”.</text:span></text:h>
      <text:h text:style-name="P5" text:outline-level="10"><text:bookmark-start text:name="h.awoneaith1b5"/><text:bookmark-end text:name="h.awoneaith1b5"/><text:span text:style-name="T5_1">Data</text:span><text:span text:style-name="T5_2"><text:s/></text:span><text:span text:style-name="T5_3">collected</text:span><text:span text:style-name="T5_4"><text:s/></text:span></text:h>
      <text:h text:style-name="P6" text:outline-level="10"><text:bookmark-start text:name="h.wmcifx5io1t7"/><text:bookmark-end text:name="h.wmcifx5io1t7"/><text:span text:style-name="T6_1">Beta</text:span><text:span text:style-name="T6_2"><text:s/></text:span><text:span text:style-name="T6_3">version</text:span><text:span text:style-name="T6_4"><text:s/></text:span><text:span text:style-name="T6_5">data</text:span><text:span text:style-name="T6_6"><text:s/></text:span><text:span text:style-name="T6_7">collection</text:span><text:span text:style-name="T6_8"><text:s/></text:span><text:span text:style-name="T6_9">September</text:span><text:span text:style-name="T6_10"><text:s/>2013<text:s/>-<text:s/></text:span><text:span text:style-name="T6_11">August</text:span><text:span text:style-name="T6_12"><text:s/>2014</text:span></text:h>
      <text:h text:style-name="P7" text:outline-level="10"><text:bookmark-start text:name="h.djmicyb9oxn4"/><text:bookmark-end text:name="h.djmicyb9oxn4"/><text:span text:style-name="T7_1">Facility</text:span><text:span text:style-name="T7_2"><text:s/></text:span><text:span text:style-name="T7_3">Information</text:span></text:h>
      <text:list text:style-name="LS1" xml:id="list0">
        <text:list-item>
          <text:p text:style-name="P8"><text:span text:style-name="T8_1">Name</text:span><text:span text:style-name="T8_2"><text:s/></text:span><text:span text:style-name="T8_3">of</text:span><text:span text:style-name="T8_4"><text:s/></text:span><text:span text:style-name="T8_5">research</text:span><text:span text:style-name="T8_6"><text:s/></text:span><text:span text:style-name="T8_7">lab</text:span><text:span text:style-name="T8_8">/</text:span><text:span text:style-name="T8_9">facility</text:span><text:span text:style-name="T8_10">*</text:span></text:p>
        </text:list-item>
        <text:list-item>
          <text:p text:style-name="P9"><text:span text:style-name="T9_1">Institution</text:span><text:span text:style-name="T9_2">*</text:span></text:p>
        </text:list-item>
        <text:list-item>
          <text:p text:style-name="P10"><text:span text:style-name="T10_1">Lab</text:span><text:span text:style-name="T10_2">/</text:span><text:span text:style-name="T10_3">facility</text:span><text:span text:style-name="T10_4"><text:s/></text:span><text:span text:style-name="T10_5">website</text:span><text:span text:style-name="T10_6"><text:s/>(</text:span><text:span text:style-name="T10_7">URL</text:span><text:span text:style-name="T10_8">)</text:span></text:p>
        </text:list-item>
        <text:list-item>
          <text:p text:style-name="P11"><text:span text:style-name="T11_1">City</text:span><text:span text:style-name="T11_2">*</text:span></text:p>
        </text:list-item>
        <text:list-item>
          <text:p text:style-name="P12"><text:span text:style-name="T12_1">Province</text:span><text:span text:style-name="T12_2"><text:s/>(</text:span><text:span text:style-name="T12_3">drop</text:span><text:span text:style-name="T12_4"><text:s/></text:span><text:span text:style-name="T12_5">down</text:span><text:span text:style-name="T12_6"><text:s/></text:span><text:span text:style-name="T12_7">list</text:span><text:span text:style-name="T12_8"><text:s/></text:span><text:span text:style-name="T12_9">of</text:span><text:span text:style-name="T12_10"><text:s/></text:span><text:span text:style-name="T12_11">Atlantic</text:span><text:span text:style-name="T12_12"><text:s/></text:span><text:span text:style-name="T12_13">provinces</text:span><text:span text:style-name="T12_14">)*</text:span></text:p>
        </text:list-item>
        <text:list-item>
          <text:p text:style-name="P13"><text:span text:style-name="T13_1">What</text:span><text:span text:style-name="T13_2"><text:s/></text:span><text:span text:style-name="T13_3">the</text:span><text:span text:style-name="T13_4"><text:s/></text:span><text:span text:style-name="T13_5">lab</text:span><text:span text:style-name="T13_6">/</text:span><text:span text:style-name="T13_7">facility</text:span><text:span text:style-name="T13_8"><text:s/></text:span><text:span text:style-name="T13_9">does</text:span><text:span text:style-name="T13_10"><text:s/>(750<text:s/></text:span><text:span text:style-name="T13_11">chars</text:span><text:span text:style-name="T13_12"><text:s/></text:span><text:span text:style-name="T13_13">max</text:span><text:span text:style-name="T13_14">)*</text:span></text:p>
        </text:list-item>
        <text:list-item>
          <text:p text:style-name="P14"><text:span text:style-name="T14_1">Additional</text:span><text:span text:style-name="T14_2"><text:s/></text:span><text:span text:style-name="T14_3">information</text:span><text:span text:style-name="T14_4"><text:s/>(750<text:s/></text:span><text:span text:style-name="T14_5">chars</text:span><text:span text:style-name="T14_6"><text:s/></text:span><text:span text:style-name="T14_7">max</text:span><text:span text:style-name="T14_8">)</text:span></text:p>
        </text:list-item>
        <text:list-item>
          <text:p text:style-name="P15"><text:span text:style-name="T15_1">Keywords</text:span></text:p>
        </text:list-item>
      </text:list>
      <text:p text:style-name="P16"/>
      <text:h text:style-name="P17" text:outline-level="10"><text:bookmark-start text:name="h.avozel7bv64m"/><text:bookmark-end text:name="h.avozel7bv64m"/><text:span text:style-name="T17_1">Contact</text:span><text:span text:style-name="T17_2"><text:s/></text:span><text:span text:style-name="T17_3">Information</text:span></text:h>
      <text:list text:style-name="LS2" xml:id="list8">
        <text:list-item>
          <text:p text:style-name="P18"><text:span text:style-name="T18_1">Contact</text:span><text:span text:style-name="T18_2"><text:s/></text:span><text:span text:style-name="T18_3">Name</text:span><text:span text:style-name="T18_4">*</text:span></text:p>
        </text:list-item>
        <text:list-item>
          <text:p text:style-name="P19"><text:span text:style-name="T19_1">Position</text:span></text:p>
        </text:list-item>
        <text:list-item>
          <text:p text:style-name="P20"><text:span text:style-name="T20_1">Department</text:span><text:span text:style-name="T20_2"><text:s/></text:span><text:span text:style-name="T20_3">or</text:span><text:span text:style-name="T20_4"><text:s/></text:span><text:span text:style-name="T20_5">office</text:span></text:p>
        </text:list-item>
        <text:list-item>
          <text:p text:style-name="P21"><text:span text:style-name="T21_1">Email</text:span><text:span text:style-name="T21_2">*</text:span></text:p>
        </text:list-item>
        <text:list-item>
          <text:p text:style-name="P22"><text:span text:style-name="T22_1">Telephone</text:span><text:span text:style-name="T22_2">*</text:span></text:p>
        </text:list-item>
      </text:list>
      <text:p text:style-name="P23"/>
      <text:h text:style-name="P24" text:outline-level="10"><text:bookmark-start text:name="h.pu1qxtwn40gt"/><text:bookmark-end text:name="h.pu1qxtwn40gt"/><text:span text:style-name="T24_1">Specialized</text:span><text:span text:style-name="T24_2"><text:s/></text:span><text:span text:style-name="T24_3">Labs</text:span><text:span text:style-name="T24_4"><text:s/></text:span><text:span text:style-name="T24_5">and</text:span><text:span text:style-name="T24_6"><text:s/></text:span><text:span text:style-name="T24_7">Equipment</text:span></text:h>
      <text:h text:style-name="P25" text:outline-level="10"><text:bookmark-start text:name="h.urypxe6nepuq"/><text:bookmark-end text:name="h.urypxe6nepuq"/><text:span text:style-name="T25_1">The</text:span><text:span text:style-name="T25_2"><text:s/></text:span><text:span text:style-name="T25_3">researcher</text:span><text:span text:style-name="T25_4"><text:s/></text:span><text:span text:style-name="T25_5">can</text:span><text:span text:style-name="T25_6"><text:s/></text:span><text:span text:style-name="T25_7">list</text:span><text:span text:style-name="T25_8"><text:s/></text:span><text:span text:style-name="T25_9">none</text:span><text:span text:style-name="T25_10"><text:s/></text:span><text:span text:style-name="T25_11">to</text:span><text:span text:style-name="T25_12"><text:s/></text:span><text:span text:style-name="T25_13">as</text:span><text:span text:style-name="T25_14"><text:s/></text:span><text:span text:style-name="T25_15">many</text:span><text:span text:style-name="T25_16"><text:s/></text:span><text:span text:style-name="T25_17">pieces</text:span><text:span text:style-name="T25_18"><text:s/></text:span><text:span text:style-name="T25_19">of</text:span><text:span text:style-name="T25_20"><text:s/></text:span><text:span text:style-name="T25_21">equipment</text:span><text:span text:style-name="T25_22"><text:s/></text:span><text:span text:style-name="T25_23">he</text:span><text:span text:style-name="T25_24">/</text:span><text:span text:style-name="T25_25">she</text:span><text:span text:style-name="T25_26"><text:s/></text:span><text:span text:style-name="T25_27">wishes</text:span><text:span text:style-name="T25_28">,<text:s/></text:span><text:span text:style-name="T25_29">identifying</text:span><text:span text:style-name="T25_30"><text:s/></text:span><text:span text:style-name="T25_31">the</text:span><text:span text:style-name="T25_32"><text:s/></text:span><text:span text:style-name="T25_33">following</text:span><text:span text:style-name="T25_34"><text:s/></text:span><text:span text:style-name="T25_35">for</text:span><text:span text:style-name="T25_36"><text:s/></text:span><text:span text:style-name="T25_37">each</text:span><text:span text:style-name="T25_38"><text:s/></text:span><text:span text:style-name="T25_39">item</text:span><text:span text:style-name="T25_40">:</text:span></text:h>
      <text:list text:style-name="LS3" xml:id="list13">
        <text:list-item>
          <text:p text:style-name="P26"><text:span text:style-name="T26_1">Name</text:span><text:span text:style-name="T26_2"><text:s/></text:span><text:span text:style-name="T26_3">of</text:span><text:span text:style-name="T26_4"><text:s/></text:span><text:span text:style-name="T26_5">specialized</text:span><text:span text:style-name="T26_6"><text:s/></text:span><text:span text:style-name="T26_7">lab</text:span><text:span text:style-name="T26_8">/</text:span><text:span text:style-name="T26_9">equipment</text:span><text:span text:style-name="T26_10">*</text:span></text:p>
        </text:list-item>
        <text:list-item>
          <text:p text:style-name="P27"><text:span text:style-name="T27_1">Short</text:span><text:span text:style-name="T27_2"><text:s/></text:span><text:span text:style-name="T27_3">description</text:span><text:span text:style-name="T27_4"><text:s/></text:span><text:span text:style-name="T27_5">of</text:span><text:span text:style-name="T27_6"><text:s/></text:span><text:span text:style-name="T27_7">function</text:span><text:span text:style-name="T27_8"><text:s/>(750<text:s/></text:span><text:span text:style-name="T27_9">chars</text:span><text:span text:style-name="T27_10"><text:s/></text:span><text:span text:style-name="T27_11">max</text:span><text:span text:style-name="T27_12">)</text:span></text:p>
        </text:list-item>
        <text:list-item>
          <text:p text:style-name="P28"><text:span text:style-name="T28_1">(</text:span><text:span text:style-name="T28_2">Checkbox</text:span><text:span text:style-name="T28_3">)<text:s/></text:span><text:span text:style-name="T28_4">Charges</text:span><text:span text:style-name="T28_5"><text:s/></text:span><text:span text:style-name="T28_6">a</text:span><text:span text:style-name="T28_7"><text:s/></text:span><text:span text:style-name="T28_8">fee</text:span><text:span text:style-name="T28_9"><text:s/></text:span><text:span text:style-name="T28_10">for</text:span><text:span text:style-name="T28_11"><text:s/></text:span><text:span text:style-name="T28_12">use</text:span><text:span text:style-name="T28_13"><text:s/>(</text:span><text:span text:style-name="T28_14">yes</text:span><text:span text:style-name="T28_15">/</text:span><text:span text:style-name="T28_16">no</text:span><text:span text:style-name="T28_17">/</text:span><text:span text:style-name="T28_18">varies</text:span><text:span text:style-name="T28_19">)</text:span></text:p>
        </text:list-item>
        <text:list-item>
          <text:p text:style-name="P29"><text:span text:style-name="T29_1">(</text:span><text:span text:style-name="T29_2">Checkbox</text:span><text:span text:style-name="T29_3">)<text:s/></text:span><text:span text:style-name="T29_4">Access</text:span><text:span text:style-name="T29_5"><text:s/></text:span><text:span text:style-name="T29_6">by</text:span><text:span text:style-name="T29_7"><text:s/></text:span><text:span text:style-name="T29_8">guest</text:span><text:span text:style-name="T29_9"><text:s/></text:span><text:span text:style-name="T29_10">researcher</text:span><text:span text:style-name="T29_11"><text:s/></text:span><text:span text:style-name="T29_12">allowed</text:span><text:span text:style-name="T29_13"><text:s/>(</text:span><text:span text:style-name="T29_14">yes</text:span><text:span text:style-name="T29_15">/</text:span><text:span text:style-name="T29_16">no</text:span><text:span text:style-name="T29_17">)</text:span></text:p>
        </text:list-item>
        <text:list-item>
          <text:p text:style-name="P30"><text:span text:style-name="T30_1">(</text:span><text:span text:style-name="T30_2">Checkbox</text:span><text:span text:style-name="T30_3">)<text:s/></text:span><text:span text:style-name="T30_4">Host</text:span><text:span text:style-name="T30_5"><text:s/></text:span><text:span text:style-name="T30_6">technician</text:span><text:span text:style-name="T30_7">(</text:span><text:span text:style-name="T30_8">s</text:span><text:span text:style-name="T30_9">)<text:s/></text:span><text:span text:style-name="T30_10">available</text:span><text:span text:style-name="T30_11"><text:s/>(</text:span><text:span text:style-name="T30_12">yes</text:span><text:span text:style-name="T30_13">/</text:span><text:span text:style-name="T30_14">no</text:span><text:span text:style-name="T30_15">)</text:span></text:p>
        </text:list-item>
      </text:list>
      <text:p text:style-name="P31"/>
      <text:p text:style-name="P32"><text:span text:style-name="T32_1">*<text:s/></text:span><text:span text:style-name="T32_2">Mandatory</text:span><text:span text:style-name="T32_3"><text:s/></text:span><text:span text:style-name="T32_4">fields</text:span></text:p>
      <text:h text:style-name="P33" text:outline-level="10"><text:bookmark-start text:name="h.571u0fqngor2"/><text:bookmark-end text:name="h.571u0fqngor2"/><text:span text:style-name="T33_1">Version</text:span><text:span text:style-name="T33_2"><text:s/>2.0<text:s/>(</text:span><text:span text:style-name="T33_3">in</text:span><text:span text:style-name="T33_4"><text:s/></text:span><text:span text:style-name="T33_5">development</text:span><text:span text:style-name="T33_6"><text:s/></text:span><text:span text:style-name="T33_7">Fall</text:span><text:span text:style-name="T33_8"><text:s/>2014)<text:s/></text:span></text:h>
      <text:h text:style-name="P34" text:outline-level="10"><text:bookmark-start text:name="h.macjrfkbgs0m"/><text:bookmark-end text:name="h.macjrfkbgs0m"/><text:span text:style-name="T34_1">Version</text:span><text:span text:style-name="T34_2"><text:s/>2.0<text:s/></text:span><text:span text:style-name="T34_3">will</text:span><text:span text:style-name="T34_4"><text:s/></text:span><text:span text:style-name="T34_5">include</text:span><text:span text:style-name="T34_6"><text:s/></text:span><text:span text:style-name="T34_7">additional</text:span><text:span text:style-name="T34_8"><text:s/></text:span><text:span text:style-name="T34_9">items</text:span><text:span text:style-name="T34_10"><text:s/></text:span><text:span text:style-name="T34_11">identified</text:span><text:span text:style-name="T34_12"><text:s/></text:span><text:span text:style-name="T34_13">by</text:span><text:span text:style-name="T34_14"><text:s/></text:span><text:span text:style-name="T34_15">users</text:span><text:span text:style-name="T34_16"><text:s/></text:span><text:span text:style-name="T34_17">and</text:span><text:span text:style-name="T34_18"><text:s/></text:span><text:span text:style-name="T34_19">stakeholder</text:span><text:span text:style-name="T34_20"><text:s/></text:span><text:span text:style-name="T34_21">groups</text:span><text:span text:style-name="T34_22">:</text:span></text:h>
      <text:h text:style-name="P35" text:outline-level="10"><text:bookmark-start text:name="h.b3mgpswxzy65"/><text:bookmark-end text:name="h.b3mgpswxzy65"/><text:span text:style-name="T35_1">Additional</text:span><text:span text:style-name="T35_2"><text:s/></text:span><text:span text:style-name="T35_3">Data</text:span><text:span text:style-name="T35_4"><text:s/></text:span><text:span text:style-name="T35_5">Collection</text:span></text:h>
      <text:h text:style-name="P36" text:outline-level="10"><text:bookmark-start text:name="h.mpnyy2lc5czd"/><text:bookmark-end text:name="h.mpnyy2lc5czd"/><text:span text:style-name="T36_1">Facility</text:span><text:span text:style-name="T36_2"><text:s/></text:span><text:span text:style-name="T36_3">Information</text:span></text:h>
      <text:list text:style-name="LS4" xml:id="list18">
        <text:list-item>
          <text:p text:style-name="P37"><text:span text:style-name="T37_1">Tags</text:span><text:span text:style-name="T37_2">/</text:span><text:span text:style-name="T37_3">categories</text:span><text:span text:style-name="T37_4"><text:s/>(</text:span><text:span text:style-name="T37_5">possibly</text:span><text:span text:style-name="T37_6"><text:s/></text:span><text:span text:style-name="T37_7">a</text:span><text:span text:style-name="T37_8"><text:s/></text:span><text:span text:style-name="T37_9">dynamic</text:span><text:span text:style-name="T37_10"><text:s/></text:span><text:span text:style-name="T37_11">list</text:span><text:span text:style-name="T37_12">,<text:s/></text:span><text:span text:style-name="T37_13">e</text:span><text:span text:style-name="T37_14">.</text:span><text:span text:style-name="T37_15">g</text:span><text:span text:style-name="T37_16">.,<text:s/></text:span><text:span text:style-name="T37_17">NAICS</text:span><text:span text:style-name="T37_18">)<text:s/></text:span></text:p>
        </text:list-item>
      </text:list>
      <text:p text:style-name="P38"><text:span text:style-name="T38_1">Note</text:span><text:span text:style-name="T38_2">:<text:s/></text:span><text:span text:style-name="T38_3">we</text:span><text:span text:style-name="T38_4"><text:s/></text:span><text:span text:style-name="T38_5">are</text:span><text:span text:style-name="T38_6"><text:s/></text:span><text:span text:style-name="T38_7">working</text:span><text:span text:style-name="T38_8"><text:s/></text:span><text:span text:style-name="T38_9">out</text:span><text:span text:style-name="T38_10"><text:s/></text:span><text:span text:style-name="T38_11">how</text:span><text:span text:style-name="T38_12"><text:s/></text:span><text:span text:style-name="T38_13">we</text:span><text:span text:style-name="T38_14"><text:s/></text:span><text:span text:style-name="T38_15">want</text:span><text:span text:style-name="T38_16"><text:s/></text:span><text:span text:style-name="T38_17">to</text:span><text:span text:style-name="T38_18"><text:s/></text:span><text:span text:style-name="T38_19">categorize</text:span><text:span text:style-name="T38_20"><text:s/></text:span><text:span text:style-name="T38_21">equipment</text:span><text:span text:style-name="T38_22">/</text:span><text:span text:style-name="T38_23">facilities</text:span></text:p>
      <text:h text:style-name="P39" text:outline-level="10"><text:bookmark-start text:name="h.uiuahc84mqb7"/><text:bookmark-end text:name="h.uiuahc84mqb7"/></text:h>
      <text:h text:style-name="P40" text:outline-level="10"><text:bookmark-start text:name="h.21ougd77h4q1"/><text:bookmark-end text:name="h.21ougd77h4q1"/><text:span text:style-name="T40_1">Contact</text:span><text:span text:style-name="T40_2"><text:s/></text:span><text:span text:style-name="T40_3">Information</text:span></text:h>
      <text:list text:style-name="LS5" xml:id="list19">
        <text:list-item>
          <text:p text:style-name="P41"><text:span text:style-name="T41_1">Ability</text:span><text:span text:style-name="T41_2"><text:s/></text:span><text:span text:style-name="T41_3">to</text:span><text:span text:style-name="T41_4"><text:s/></text:span><text:span text:style-name="T41_5">add</text:span><text:span text:style-name="T41_6"><text:s/></text:span><text:span text:style-name="T41_7">more</text:span><text:span text:style-name="T41_8"><text:s/></text:span><text:span text:style-name="T41_9">than</text:span><text:span text:style-name="T41_10"><text:s/></text:span><text:span text:style-name="T41_11">one</text:span><text:span text:style-name="T41_12"><text:s/></text:span><text:span text:style-name="T41_13">contact</text:span><text:span text:style-name="T41_14"><text:s/></text:span><text:span text:style-name="T41_15">person</text:span><text:span text:style-name="T41_16">*</text:span></text:p>
        </text:list-item>
      </text:list>
      <text:p text:style-name="P42"><text:span text:style-name="T42_1">Note</text:span><text:span text:style-name="T42_2">:<text:s/></text:span><text:span text:style-name="T42_3">The</text:span><text:span text:style-name="T42_4"><text:s/></text:span><text:span text:style-name="T42_5">Industry</text:span><text:span text:style-name="T42_6"><text:s/></text:span><text:span text:style-name="T42_7">Liaison</text:span><text:span text:style-name="T42_8"><text:s/></text:span><text:span text:style-name="T42_9">Office</text:span><text:span text:style-name="T42_10"><text:s/>(</text:span><text:span text:style-name="T42_11">ILO</text:span><text:span text:style-name="T42_12">)<text:s/></text:span><text:span text:style-name="T42_13">is</text:span><text:span text:style-name="T42_14"><text:s/></text:span><text:span text:style-name="T42_15">now</text:span><text:span text:style-name="T42_16"><text:s/></text:span><text:span text:style-name="T42_17">a</text:span><text:span text:style-name="T42_18"><text:s/></text:span><text:span text:style-name="T42_19">mandatory</text:span><text:span text:style-name="T42_20"><text:s/></text:span><text:span text:style-name="T42_21">second</text:span><text:span text:style-name="T42_22"><text:s/></text:span><text:span text:style-name="T42_23">contact</text:span><text:span text:style-name="T42_24"><text:s/>(</text:span><text:span text:style-name="T42_25">likely</text:span><text:span text:style-name="T42_26"><text:s/></text:span><text:span text:style-name="T42_27">available</text:span><text:span text:style-name="T42_28"><text:s/></text:span><text:span text:style-name="T42_29">through</text:span><text:span text:style-name="T42_30"><text:s/></text:span><text:span text:style-name="T42_31">a</text:span><text:span text:style-name="T42_32"><text:s/></text:span><text:span text:style-name="T42_33">drop</text:span><text:span text:style-name="T42_34"><text:s/></text:span><text:span text:style-name="T42_35">down</text:span><text:span text:style-name="T42_36"><text:s/></text:span><text:span text:style-name="T42_37">menu</text:span><text:span text:style-name="T42_38">)</text:span></text:p>
      <text:list text:style-name="LS5" xml:id="list20">
        <text:list-item>
          <text:p text:style-name="P43"><text:span text:style-name="T43_1">Contact</text:span><text:span text:style-name="T43_2"><text:s/></text:span><text:span text:style-name="T43_3">name</text:span><text:span text:style-name="T43_4">(</text:span><text:span text:style-name="T43_5">s</text:span><text:span text:style-name="T43_6">)<text:s/></text:span><text:span text:style-name="T43_7">will</text:span><text:span text:style-name="T43_8"><text:s/></text:span><text:span text:style-name="T43_9">now</text:span><text:span text:style-name="T43_10"><text:s/></text:span><text:span text:style-name="T43_11">be</text:span><text:span text:style-name="T43_12"><text:s/></text:span><text:span text:style-name="T43_13">broken</text:span><text:span text:style-name="T43_14"><text:s/></text:span><text:span text:style-name="T43_15">down</text:span><text:span text:style-name="T43_16"><text:s/></text:span><text:span text:style-name="T43_17">into</text:span><text:span text:style-name="T43_18"><text:s/></text:span><text:span text:style-name="T43_19">first</text:span><text:span text:style-name="T43_20"><text:s/></text:span><text:span text:style-name="T43_21">name</text:span><text:span text:style-name="T43_22"><text:s/></text:span><text:span text:style-name="T43_23">and</text:span><text:span text:style-name="T43_24"><text:s/></text:span><text:span text:style-name="T43_25">last</text:span><text:span text:style-name="T43_26"><text:s/></text:span><text:span text:style-name="T43_27">name</text:span></text:p>
        </text:list-item>
        <text:list-item>
          <text:p text:style-name="P44"><text:span text:style-name="T44_1">Personal</text:span><text:span text:style-name="T44_2">/</text:span><text:span text:style-name="T44_3">work</text:span><text:span text:style-name="T44_4"><text:s/></text:span><text:span text:style-name="T44_5">website</text:span><text:span text:style-name="T44_6"><text:s/></text:span></text:p>
        </text:list-item>
      </text:list>
      <text:h text:style-name="P45" text:outline-level="10"><text:bookmark-start text:name="h.d22qp46pgw4j"/><text:bookmark-end text:name="h.d22qp46pgw4j"/></text:h>
      <text:h text:style-name="P46" text:outline-level="10"><text:bookmark-start text:name="h.8jirkeu60gr1"/><text:bookmark-end text:name="h.8jirkeu60gr1"/><text:span text:style-name="T46_1">Specialized</text:span><text:span text:style-name="T46_2"><text:s/></text:span><text:span text:style-name="T46_3">Labs</text:span><text:span text:style-name="T46_4"><text:s/></text:span><text:span text:style-name="T46_5">and</text:span><text:span text:style-name="T46_6"><text:s/></text:span><text:span text:style-name="T46_7">Equipment</text:span></text:h>
      <text:list text:style-name="LS6" xml:id="list22">
        <text:list-item>
          <text:p text:style-name="P47"><text:span text:style-name="T47_1">Specifications</text:span></text:p>
        </text:list-item>
        <text:list-item>
          <text:p text:style-name="P48"><text:span text:style-name="T48_1">Purpose</text:span><text:span text:style-name="T48_2"><text:s/>(</text:span><text:span text:style-name="T48_3">replaces</text:span><text:span text:style-name="T48_4"><text:s/>”</text:span><text:span text:style-name="T48_5">Short</text:span><text:span text:style-name="T48_6"><text:s/></text:span><text:span text:style-name="T48_7">description</text:span><text:span text:style-name="T48_8"><text:s/></text:span><text:span text:style-name="T48_9">of</text:span><text:span text:style-name="T48_10"><text:s/></text:span><text:span text:style-name="T48_11">function</text:span><text:span text:style-name="T48_12">”<text:s/></text:span><text:span text:style-name="T48_13">in</text:span><text:span text:style-name="T48_14"><text:s/></text:span><text:span text:style-name="T48_15">version</text:span><text:span text:style-name="T48_16"><text:s/>1)</text:span></text:p>
        </text:list-item>
        <text:list-item>
          <text:p text:style-name="P49"><text:span text:style-name="T49_1">Testing</text:span><text:span text:style-name="T49_2"><text:s/></text:span><text:span text:style-name="T49_3">standards</text:span><text:span text:style-name="T49_4"><text:s/>(</text:span><text:span text:style-name="T49_5">e</text:span><text:span text:style-name="T49_6">.</text:span><text:span text:style-name="T49_7">g</text:span><text:span text:style-name="T49_8">.<text:s/></text:span><text:span text:style-name="T49_9">ASTM</text:span><text:span text:style-name="T49_10">)</text:span></text:p>
        </text:list-item>
        <text:list-item>
          <text:p text:style-name="P50"><text:span text:style-name="T50_1">Links</text:span><text:span text:style-name="T50_2"><text:s/>(</text:span><text:span text:style-name="T50_3">documents</text:span><text:span text:style-name="T50_4"><text:s/></text:span><text:span text:style-name="T50_5">with</text:span><text:span text:style-name="T50_6"><text:s/></text:span><text:span text:style-name="T50_7">additional</text:span><text:span text:style-name="T50_8"><text:s/></text:span><text:span text:style-name="T50_9">information</text:span><text:span text:style-name="T50_10"><text:s/></text:span><text:span text:style-name="T50_11">about</text:span><text:span text:style-name="T50_12"><text:s/></text:span><text:span text:style-name="T50_13">the</text:span><text:span text:style-name="T50_14"><text:s/></text:span><text:span text:style-name="T50_15">equipment</text:span><text:span text:style-name="T50_16">)</text:span></text:p>
        </text:list-item>
      </text:list>
      <text:p text:style-name="P51"/>
      <text:h text:style-name="P52" text:outline-level="10"><text:bookmark-start text:name="h.rfmz2eyukxuc"/><text:bookmark-end text:name="h.rfmz2eyukxuc"/><text:span text:style-name="T52_1">New</text:span><text:span text:style-name="T52_2"><text:s/></text:span><text:span text:style-name="T52_3">Features</text:span></text:h>
      <text:h text:style-name="P53" text:outline-level="10"><text:bookmark-start text:name="h.mus9pivp5a96"/><text:bookmark-end text:name="h.mus9pivp5a96"/><text:span text:style-name="T53_1">General</text:span></text:h>
      <text:list text:style-name="LS7" xml:id="list26">
        <text:list-item>
          <text:p text:style-name="P54"><text:span text:style-name="T54_1">Primary</text:span><text:span text:style-name="T54_2"><text:s/></text:span><text:span text:style-name="T54_3">contact</text:span><text:span text:style-name="T54_4"><text:s/></text:span><text:span text:style-name="T54_5">can</text:span><text:span text:style-name="T54_6"><text:s/></text:span><text:span text:style-name="T54_7">edit</text:span><text:span text:style-name="T54_8"><text:s/></text:span><text:span text:style-name="T54_9">entry</text:span><text:span text:style-name="T54_10"><text:s/>(</text:span><text:span text:style-name="T54_11">verified</text:span><text:span text:style-name="T54_12"><text:s/></text:span><text:span text:style-name="T54_13">via</text:span><text:span text:style-name="T54_14"><text:s/></text:span><text:span text:style-name="T54_15">an</text:span><text:span text:style-name="T54_16"><text:s/></text:span><text:span text:style-name="T54_17">email</text:span><text:span text:style-name="T54_18"><text:s/></text:span><text:span text:style-name="T54_19">address</text:span><text:span text:style-name="T54_20">)</text:span></text:p>
        </text:list-item>
        <text:list-item>
          <text:p text:style-name="P55"><text:span text:style-name="T55_1">Annual</text:span><text:span text:style-name="T55_2"><text:s/></text:span><text:span text:style-name="T55_3">email</text:span><text:span text:style-name="T55_4"><text:s/></text:span><text:span text:style-name="T55_5">will</text:span><text:span text:style-name="T55_6"><text:s/></text:span><text:span text:style-name="T55_7">be</text:span><text:span text:style-name="T55_8"><text:s/></text:span><text:span text:style-name="T55_9">sent</text:span><text:span text:style-name="T55_10"><text:s/></text:span><text:span text:style-name="T55_11">to</text:span><text:span text:style-name="T55_12"><text:s/></text:span><text:span text:style-name="T55_13">primary</text:span><text:span text:style-name="T55_14"><text:s/></text:span><text:span text:style-name="T55_15">contact</text:span><text:span text:style-name="T55_16"><text:s/></text:span><text:span text:style-name="T55_17">to</text:span><text:span text:style-name="T55_18"><text:s/></text:span><text:span text:style-name="T55_19">remind</text:span><text:span text:style-name="T55_20"><text:s/></text:span><text:span text:style-name="T55_21">them</text:span><text:span text:style-name="T55_22"><text:s/></text:span><text:span text:style-name="T55_23">to</text:span><text:span text:style-name="T55_24"><text:s/></text:span><text:span text:style-name="T55_25">review</text:span><text:span text:style-name="T55_26">/</text:span><text:span text:style-name="T55_27">update</text:span><text:span text:style-name="T55_28"><text:s/></text:span><text:span text:style-name="T55_29">their</text:span><text:span text:style-name="T55_30"><text:s/></text:span><text:span text:style-name="T55_31">entries</text:span><text:span text:style-name="T55_32"><text:s/>(</text:span><text:span text:style-name="T55_33">info</text:span><text:span text:style-name="T55_34"><text:s/></text:span><text:span text:style-name="T55_35">maintenance</text:span><text:span text:style-name="T55_36">)</text:span></text:p>
        </text:list-item>
        <text:list-item>
          <text:p text:style-name="P56"><text:span text:style-name="T56_1">Responsive</text:span><text:span text:style-name="T56_2"><text:s/></text:span><text:span text:style-name="T56_3">design</text:span><text:span text:style-name="T56_4"><text:s/>(</text:span><text:span text:style-name="T56_5">tablets</text:span><text:span text:style-name="T56_6">,<text:s/></text:span><text:span text:style-name="T56_7">phones</text:span><text:span text:style-name="T56_8">,<text:s/></text:span><text:span text:style-name="T56_9">etc</text:span><text:span text:style-name="T56_10">.)</text:span></text:p>
        </text:list-item>
        <text:list-item>
          <text:p text:style-name="P57"><text:span text:style-name="T57_1">Improved</text:span><text:span text:style-name="T57_2"><text:s/></text:span><text:span text:style-name="T57_3">security</text:span></text:p>
        </text:list-item>
        <text:list-item>
          <text:p text:style-name="P58"><text:span text:style-name="T58_1">Improved</text:span><text:span text:style-name="T58_2"><text:s/></text:span><text:span text:style-name="T58_3">database</text:span><text:span text:style-name="T58_4"><text:s/></text:span><text:span text:style-name="T58_5">integrity</text:span><text:span text:style-name="T58_6"><text:s/>(</text:span><text:span text:style-name="T58_7">via</text:span><text:span text:style-name="T58_8"><text:s/></text:span><text:span text:style-name="T58_9">InnoDB</text:span><text:span text:style-name="T58_10"><text:s/>-<text:s/></text:span><text:span text:style-name="T58_11">foreign</text:span><text:span text:style-name="T58_12"><text:s/></text:span><text:span text:style-name="T58_13">keys</text:span><text:span text:style-name="T58_14">)</text:span></text:p>
        </text:list-item>
        <text:list-item>
          <text:p text:style-name="P59"><text:span text:style-name="T59_1">Will</text:span><text:span text:style-name="T59_2"><text:s/></text:span><text:span text:style-name="T59_3">utilize</text:span><text:span text:style-name="T59_4"><text:s/></text:span><text:span text:style-name="T59_5">AngularJS</text:span><text:span text:style-name="T59_6"><text:s/>+<text:s/></text:span><text:span text:style-name="T59_7">RESTful</text:span><text:span text:style-name="T59_8"><text:s/></text:span><text:span text:style-name="T59_9">API</text:span><text:span text:style-name="T59_10"><text:s/>(</text:span><text:span text:style-name="T59_11">PHP</text:span><text:span text:style-name="T59_12"><text:s/></text:span><text:span text:style-name="T59_13">Laravel</text:span><text:span text:style-name="T59_14">)<text:s/></text:span><text:span text:style-name="T59_15">to</text:span><text:span text:style-name="T59_16"><text:s/></text:span><text:span text:style-name="T59_17">improve</text:span><text:span text:style-name="T59_18"><text:s/></text:span><text:span text:style-name="T59_19">scalability</text:span></text:p>
        </text:list-item>
        <text:list-item>
          <text:p text:style-name="P60"><text:span text:style-name="T60_1">Ready</text:span><text:span text:style-name="T60_2"><text:s/></text:span><text:span text:style-name="T60_3">for</text:span><text:span text:style-name="T60_4"><text:s/></text:span><text:span text:style-name="T60_5">future</text:span><text:span text:style-name="T60_6"><text:s/></text:span><text:span text:style-name="T60_7">bilingual</text:span><text:span text:style-name="T60_8"><text:s/></text:span><text:span text:style-name="T60_9">design</text:span></text:p>
        </text:list-item>
      </text:list>
      <text:h text:style-name="P61" text:outline-level="10"><text:bookmark-start text:name="h.cavj29qz976k"/><text:bookmark-end text:name="h.cavj29qz976k"/></text:h>
      <text:p text:style-name="P62"><text:span text:style-name="T62_1">*<text:s/></text:span><text:span text:style-name="T62_2">Mandatory</text:span><text:span text:style-name="T62_3"><text:s/></text:span><text:span text:style-name="T62_4">fields</text:span></text:p>
      <text:p text:style-name="P63"/>
      <text:h text:style-name="P64" text:outline-level="10"><text:bookmark-start text:name="h.h02zasivo2qu"/><text:bookmark-end text:name="h.h02zasivo2qu"/><text:span text:style-name="T64_1">Search</text:span></text:h>
      <text:list text:style-name="LS8" xml:id="list33">
        <text:list-item>
          <text:p text:style-name="P65"><text:span text:style-name="T65_1">Possibly</text:span><text:span text:style-name="T65_2"><text:s/></text:span><text:span text:style-name="T65_3">utilizing</text:span><text:span text:style-name="T65_4"><text:s/></text:span><text:span text:style-name="T65_5">AI</text:span><text:span text:style-name="T65_6"><text:s/>(“</text:span><text:span text:style-name="T65_7">smart</text:span><text:span text:style-name="T65_8"><text:s/></text:span><text:span text:style-name="T65_9">search</text:span><text:span text:style-name="T65_10">”)</text:span></text:p>
        </text:list-item>
        <text:list-item>
          <text:p text:style-name="P66"><text:span text:style-name="T66_1">Default</text:span><text:span text:style-name="T66_2"><text:s/></text:span><text:span text:style-name="T66_3">search</text:span><text:span text:style-name="T66_4"><text:s/></text:span><text:span text:style-name="T66_5">results</text:span><text:span text:style-name="T66_6"><text:s/></text:span><text:span text:style-name="T66_7">will</text:span><text:span text:style-name="T66_8"><text:s/></text:span><text:span text:style-name="T66_9">list</text:span><text:span text:style-name="T66_10"><text:s/></text:span><text:span text:style-name="T66_11">findings</text:span><text:span text:style-name="T66_12"><text:s/></text:span><text:span text:style-name="T66_13">by</text:span><text:span text:style-name="T66_14"><text:s/></text:span><text:span text:style-name="T66_15">equipment</text:span><text:span text:style-name="T66_16"><text:s/>(</text:span><text:span text:style-name="T66_17">AFRED</text:span><text:span text:style-name="T66_18"><text:s/>1.0<text:s/></text:span><text:span text:style-name="T66_19">lists</text:span><text:span text:style-name="T66_20"><text:s/></text:span><text:span text:style-name="T66_21">by</text:span><text:span text:style-name="T66_22"><text:s/></text:span><text:span text:style-name="T66_23">facility</text:span><text:span text:style-name="T66_24">);<text:s/></text:span><text:span text:style-name="T66_25">contact</text:span><text:span text:style-name="T66_26"><text:s/></text:span><text:span text:style-name="T66_27">information</text:span><text:span text:style-name="T66_28"><text:s/></text:span><text:span text:style-name="T66_29">will</text:span><text:span text:style-name="T66_30"><text:s/></text:span><text:span text:style-name="T66_31">be</text:span><text:span text:style-name="T66_32"><text:s/></text:span><text:span text:style-name="T66_33">further</text:span><text:span text:style-name="T66_34"><text:s/></text:span><text:span text:style-name="T66_35">down</text:span><text:span text:style-name="T66_36"><text:s/></text:span><text:span text:style-name="T66_37">each</text:span><text:span text:style-name="T66_38"><text:s/></text:span><text:span text:style-name="T66_39">record</text:span></text:p>
        </text:list-item>
        <text:list-item>
          <text:p text:style-name="P67"><text:span text:style-name="T67_1">When</text:span><text:span text:style-name="T67_2"><text:s/></text:span><text:span text:style-name="T67_3">viewing</text:span><text:span text:style-name="T67_4"><text:s/></text:span><text:span text:style-name="T67_5">a</text:span><text:span text:style-name="T67_6"><text:s/></text:span><text:span text:style-name="T67_7">piece</text:span><text:span text:style-name="T67_8"><text:s/></text:span><text:span text:style-name="T67_9">of</text:span><text:span text:style-name="T67_10"><text:s/></text:span><text:span text:style-name="T67_11">equipment</text:span><text:span text:style-name="T67_12">,<text:s/></text:span><text:span text:style-name="T67_13">link</text:span><text:span text:style-name="T67_14"><text:s/></text:span><text:span text:style-name="T67_15">is</text:span><text:span text:style-name="T67_16"><text:s/></text:span><text:span text:style-name="T67_17">available</text:span><text:span text:style-name="T67_18"><text:s/></text:span><text:span text:style-name="T67_19">to</text:span><text:span text:style-name="T67_20"><text:s/></text:span><text:span text:style-name="T67_21">facility</text:span><text:span text:style-name="T67_22"><text:s/></text:span><text:span text:style-name="T67_23">record</text:span><text:span text:style-name="T67_24"><text:s/></text:span><text:span text:style-name="T67_25">showing</text:span><text:span text:style-name="T67_26"><text:s/></text:span><text:span text:style-name="T67_27">all</text:span><text:span text:style-name="T67_28"><text:s/></text:span><text:span text:style-name="T67_29">equipment</text:span><text:span text:style-name="T67_30"><text:s/></text:span><text:span text:style-name="T67_31">available</text:span><text:span text:style-name="T67_32"><text:s/></text:span><text:span text:style-name="T67_33">at</text:span><text:span text:style-name="T67_34"><text:s/></text:span><text:span text:style-name="T67_35">that</text:span><text:span text:style-name="T67_36"><text:s/></text:span><text:span text:style-name="T67_37">location</text:span><text:span text:style-name="T67_38"><text:s/>(</text:span><text:span text:style-name="T67_39">i</text:span><text:span text:style-name="T67_40">.</text:span><text:span text:style-name="T67_41">e</text:span><text:span text:style-name="T67_42">.,<text:s/></text:span><text:span text:style-name="T67_43">default</text:span><text:span text:style-name="T67_44"><text:s/></text:span><text:span text:style-name="T67_45">listing</text:span><text:span text:style-name="T67_46"><text:s/></text:span><text:span text:style-name="T67_47">style</text:span><text:span text:style-name="T67_48"><text:s/></text:span><text:span text:style-name="T67_49">in</text:span><text:span text:style-name="T67_50"><text:s/>1.0)</text:span></text:p>
        </text:list-item>
        <text:list-item>
          <text:p text:style-name="P68"><text:span text:style-name="T68_1">One</text:span><text:span text:style-name="T68_2">-</text:span><text:span text:style-name="T68_3">click</text:span><text:span text:style-name="T68_4"><text:s/></text:span><text:span text:style-name="T68_5">option</text:span><text:span text:style-name="T68_6"><text:s/></text:span><text:span text:style-name="T68_7">to</text:span><text:span text:style-name="T68_8"><text:s/></text:span><text:span text:style-name="T68_9">contact</text:span><text:span text:style-name="T68_10"><text:s/></text:span><text:span text:style-name="T68_11">Springboard</text:span><text:span text:style-name="T68_12"><text:s/></text:span><text:span text:style-name="T68_13">if</text:span><text:span text:style-name="T68_14"><text:s/></text:span><text:span text:style-name="T68_15">equipment</text:span><text:span text:style-name="T68_16"><text:s/></text:span><text:span text:style-name="T68_17">wanted</text:span><text:span text:style-name="T68_18"><text:s/></text:span><text:span text:style-name="T68_19">cannot</text:span><text:span text:style-name="T68_20"><text:s/></text:span><text:span text:style-name="T68_21">be</text:span><text:span text:style-name="T68_22"><text:s/></text:span><text:span text:style-name="T68_23">found</text:span><text:span text:style-name="T68_24"><text:s/>(</text:span><text:span text:style-name="T68_25">or</text:span><text:span text:style-name="T68_26"><text:s/></text:span><text:span text:style-name="T68_27">if</text:span><text:span text:style-name="T68_28"><text:s/></text:span><text:span text:style-name="T68_29">searcher</text:span><text:span text:style-name="T68_30"><text:s/></text:span><text:span text:style-name="T68_31">needs</text:span><text:span text:style-name="T68_32"><text:s/></text:span><text:span text:style-name="T68_33">more</text:span><text:span text:style-name="T68_34"><text:s/></text:span><text:span text:style-name="T68_35">assistance</text:span><text:span text:style-name="T68_36">)</text:span></text:p>
        </text:list-item>
      </text:list>
      <text:p text:style-name="P69"/>
      <text:h text:style-name="P70" text:outline-level="10"><text:bookmark-start text:name="h.qxd8zk2d56mz"/><text:bookmark-end text:name="h.qxd8zk2d56mz"/><text:span text:style-name="T70_1">Contact</text:span></text:h>
      <text:list text:style-name="LS9" xml:id="list37">
        <text:list-item>
          <text:p text:style-name="P71"><text:span text:style-name="T71_1">Multiple</text:span><text:span text:style-name="T71_2"><text:s/></text:span><text:span text:style-name="T71_3">contacts</text:span><text:span text:style-name="T71_4"><text:s/>(</text:span><text:span text:style-name="T71_5">minimum</text:span><text:span text:style-name="T71_6"><text:s/></text:span><text:span text:style-name="T71_7">of</text:span><text:span text:style-name="T71_8"><text:s/>2)<text:s/></text:span><text:span text:style-name="T71_9">per</text:span><text:span text:style-name="T71_10"><text:s/></text:span><text:span text:style-name="T71_11">facility</text:span></text:p>
        </text:list-item>
        <text:list-item>
          <text:p text:style-name="P72"><text:span text:style-name="T72_1">Automatically</text:span><text:span text:style-name="T72_2"><text:s/></text:span><text:span text:style-name="T72_3">sends</text:span><text:span text:style-name="T72_4"><text:s/></text:span><text:span text:style-name="T72_5">an</text:span><text:span text:style-name="T72_6"><text:s/></text:span><text:span text:style-name="T72_7">email</text:span><text:span text:style-name="T72_8"><text:s/></text:span><text:span text:style-name="T72_9">to</text:span><text:span text:style-name="T72_10"><text:s/></text:span><text:span text:style-name="T72_11">notify</text:span><text:span text:style-name="T72_12"><text:s/></text:span><text:span text:style-name="T72_13">contacts</text:span><text:span text:style-name="T72_14"><text:s/></text:span><text:span text:style-name="T72_15">that</text:span><text:span text:style-name="T72_16"><text:s/></text:span><text:span text:style-name="T72_17">they</text:span><text:span text:style-name="T72_18"><text:s/></text:span><text:span text:style-name="T72_19">have</text:span><text:span text:style-name="T72_20"><text:s/></text:span><text:span text:style-name="T72_21">been</text:span><text:span text:style-name="T72_22"><text:s/></text:span><text:span text:style-name="T72_23">listed</text:span><text:span text:style-name="T72_24"><text:s/></text:span><text:span text:style-name="T72_25">by</text:span><text:span text:style-name="T72_26"><text:s/></text:span><text:span text:style-name="T72_27">primary</text:span><text:span text:style-name="T72_28"><text:s/></text:span><text:span text:style-name="T72_29">contact</text:span><text:span text:style-name="T72_30"><text:s/></text:span><text:span text:style-name="T72_31">for</text:span><text:span text:style-name="T72_32"><text:s/></text:span><text:span text:style-name="T72_33">a</text:span><text:span text:style-name="T72_34"><text:s/></text:span><text:span text:style-name="T72_35">facilit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mbria" svg:font-family="Cambria"/>
    <style:font-face style:name="Droid Serif" svg:font-family="Droid Serif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mbria" fo:font-size="11pt" style:font-name-asian="Cambria" style:font-size-asian="11pt" style:font-name-complex="Cambria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style:writing-mode="lr-tb"/>
      <style:text-properties style:font-name="Droid Serif" fo:font-size="16pt" style:font-name-asian="Droid Serif" style:font-size-asian="16pt" style:font-name-complex="Droid Serif" style:font-size-complex="16pt"/>
    </style:style>
    <style:style style:name="Heading_20_2" style:display-name="Heading 2" style:family="paragraph" style:parent-style-name="Standard">
      <style:paragraph-properties fo:break-before="auto" fo:text-indent="0cm" fo:line-height="115%" fo:margin-top="0.353cm" fo:margin-left="0cm" style:writing-mode="lr-tb"/>
      <style:text-properties style:font-name="Droid Serif" fo:font-size="13pt" style:font-name-asian="Droid Serif" style:font-size-asian="13pt" style:font-name-complex="Droid Serif" style:font-size-complex="13pt"/>
    </style:style>
    <style:style style:name="Heading_20_3" style:display-name="Heading 3" style:family="paragraph" style:parent-style-name="Standard">
      <style:paragraph-properties fo:break-before="auto" fo:text-indent="0cm" fo:line-height="115%" fo:margin-top="0.282cm" fo:margin-left="0cm" style:writing-mode="lr-tb"/>
      <style:text-properties fo:color="#666666" style:font-name="Droid Serif" fo:font-size="12pt" style:font-name-asian="Droid Serif" style:font-size-asian="12pt" style:font-name-complex="Droid Serif" style:font-size-complex="12pt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